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rabun" svg:font-family="Sarabun, 'Avenir Book'"/>
    <style:font-face style:name="Source Sans Pro" svg:font-family="'Source Sans Pro', 'Segoe U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6244in"/>
    </style:style>
    <style:style style:name="co4" style:family="table-column">
      <style:table-column-properties fo:break-before="auto" style:column-width="8.6984in"/>
    </style:style>
    <style:style style:name="co5" style:family="table-column">
      <style:table-column-properties fo:break-before="auto" style:column-width="1.4937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1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1422" style:font-name="Sarabun" fo:font-size="24pt" fo:language="none" fo:country="none" style:font-name-asian="DejaVu Sans" style:font-size-asian="24pt" style:language-asian="none" style:country-asian="none" style:font-name-complex="Sarabun" style:font-size-complex="24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name-asian="Lohit Devanagari" style:font-size-asian="24pt" style:language-asian="hi" style:country-asian="IN" style:font-name-complex="DejaVu Sans" style:font-size-complex="24pt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ource Sans Pro" fo:font-size="24pt" style:font-name-asian="Lohit Devanagari" style:font-size-asian="24pt" style:language-asian="hi" style:country-asian="IN" style:font-name-complex="Source Sans Pro" style:font-size-complex="2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Noto Sans CJK SC" fo:font-size="24pt" style:font-name-asian="Lohit Devanagari" style:font-size-asian="24pt" style:language-asian="hi" style:country-asian="IN" style:font-name-complex="Noto Sans CJK SC" style:font-size-complex="24pt" style:language-complex="none" style:country-complex="none"/>
    </style:style>
    <style:style style:name="T1" style:family="text">
      <style:text-properties style:letter-kerning="true" fo:letter-spacing="normal" fo:language="en" fo:country="US" style:language-asian="hi" style:country-asian="IN" style:font-name-asian="Lohit Devanagari" style:font-size-asian="24pt" style:font-size-complex="24pt"/>
    </style:style>
    <style:style style:name="T2" style:family="text">
      <style:text-properties style:use-window-font-color="true" style:letter-kerning="true" fo:language="en" fo:country="US" style:language-asian="hi" style:country-asian="IN" style:font-name-asian="Lohit Devanagari" style:font-size-asian="24pt" style:font-size-complex="24pt"/>
    </style:style>
    <style:style style:name="T3" style:family="text">
      <style:text-properties style:letter-kerning="true" style:language-asian="hi" style:country-asian="IN" style:font-name-asian="Lohit Devanagari" style:font-name-complex="Source Sans Pro;Segoe UI" fo:font-size="24pt" style:font-size-asian="24pt" style:font-size-complex="24pt"/>
    </style:style>
    <style:style style:name="T4" style:family="text">
      <style:text-properties style:font-name-asian="Lohit Devanagari" style:letter-kerning="true" style:text-emphasize="none" style:font-style-complex="normal" style:font-weight-complex="normal" fo:language="en" fo:country="US" fo:letter-spacing="normal" fo:text-shadow="none" style:text-outline="false" style:text-line-through-type="none" style:text-underline-style="none" style:text-underline-color="font-color" style:language-asian="hi" style:country-asian="IN" style:font-name-complex="Noto Sans CJK SC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date" office:date-value="2022-03-01" calcext:value-type="date">
            <text:p>03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加載多個模型</text:p>
          </table:table-cell>
          <table:table-cell office:value-type="string" calcext:value-type="string">
            <text:p>免費的模型找不到這麼多，所以後面的都用第一個模型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視角調成relive</text:p>
          </table:table-cell>
          <table:table-cell office:value-type="string" calcext:value-type="string">
            <text:p>從左上方俯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把代碼放到線上平台中</text:p>
          </table:table-cell>
          <table:table-cell office:value-type="string" calcext:value-type="string">
            <text:p><text:a xlink:href="https://jsfiddle.net/pengzhen_minxin/gze76roy/1/" xlink:type="simple">https://jsfiddle.net/pengzhen_minxin/gze76roy/1/</text:a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標地名</text:p>
          </table:table-cell>
          <table:table-cell office:value-type="string" calcext:value-type="string">
            <text:p>把檔案數據製作成陣列，按照數據貼地名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等鴿子飛過去在留下路徑</text:p>
          </table:table-cell>
          <table:table-cell office:value-type="string" calcext:value-type="string">
            <text:p>確認是否可以做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I設計</text:p>
          </table:table-cell>
          <table:table-cell office:value-type="string" calcext:value-type="string">
            <text:p>設計到大量畫面ui的需求，所以先做ui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新需求的數據分析</text:p>
          </table:table-cell>
          <table:table-cell office:value-type="string" calcext:value-type="string">
            <text:p>分析gpx檔案是否有足夠多的數據可以支撐顯示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新需求的功能設計</text:p>
          </table:table-cell>
          <table:table-cell office:value-type="string" calcext:value-type="string">
            <text:p>涉及到選取模型的事件處理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02" calcext:value-type="date">
            <text:p>03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4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5</text:p>
          </table:table-cell>
          <table:table-cell office:value-type="string" calcext:value-type="string">
            <text:p>path:leadTime:1,trailTime:100000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點擊鴿子產生資訊</text:p>
          </table:table-cell>
          <table:table-cell office:value-type="string" calcext:value-type="string">
            <text:p>可以產生公環號碼，名次等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昨天的6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 table:style-name="ce1" office:value-type="date" office:date-value="2022-03-03" calcext:value-type="date">
            <text:p>03/0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根據台灣的數據修改demo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3</text:p>
          </table:table-cell>
          <table:table-cell office:value-type="string" calcext:value-type="string">
            <text:p>修改為：按rank即時顯示鴿子資訊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07" calcext:value-type="date">
            <text:p>03/0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按rank即時顯示鴿子資訊</text:p>
          </table:table-cell>
          <table:table-cell table:style-name="ce7" office:value-type="string" calcext:value-type="string">
            <text:p><text:span text:style-name="T2">麼確定鴿子已經飛到了節點呢？</text:span>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地名的label找一下其他的模板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mo數據換成台灣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08" calcext:value-type="date">
            <text:p>03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1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卡頓原因分析</text:p>
          </table:table-cell>
          <table:table-cell office:value-type="string" calcext:value-type="string">
            <text:p>使用cesim 的debug工具試一試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開發一個網站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網絡攻防學習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09" calcext:value-type="date">
            <text:p>03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1</text:p>
          </table:table-cell>
          <table:table-cell office:value-type="string" calcext:value-type="string">
            <text:p>還剩餘顯示詳細的資訊欄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前天的3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10" calcext:value-type="date">
            <text:p>03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製作台灣數據的demo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昨天的1</text:p>
          </table:table-cell>
          <table:table-cell office:value-type="string" calcext:value-type="string">
            <text:p>修改path的tailtime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模仿relive的動態視角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顯示鴿子的詳細資訊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不分主副鴿</text:p>
          </table:table-cell>
          <table:table-cell office:value-type="string" calcext:value-type="string">
            <text:p>優化代碼結構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14" calcext:value-type="date">
            <text:p>03/1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5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排名改為從上到下</text:p>
          </table:table-cell>
          <table:table-cell office:value-type="string" calcext:value-type="string">
            <text:p>之前是通過element id進行綁定的，現在改成用text進行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<text:span text:style-name="T1">卡頓問題分析</text:span></text:p>
          </table:table-cell>
          <table:table-cell office:value-type="string" calcext:value-type="string">
            <text:p>官方的demo中使用我們的路徑數據</text:p>
          </table:table-cell>
          <table:table-cell office:value-type="string" calcext:value-type="string">
            <text:p>初步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point改成白色，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2-03-15" calcext:value-type="date">
            <text:p>03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4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使用perfamace進行分析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16" calcext:value-type="date">
            <text:p>03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昨天的2</text:p>
          </table:table-cell>
          <table:table-cell office:value-type="string" calcext:value-type="string">
            <text:p>分析官方為什麼比較快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geon rank</text:p>
          </table:table-cell>
          <table:table-cell office:value-type="string" calcext:value-type="string">
            <text:p>點擊排名，顯示詳細訊息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號的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2-03-17" calcext:value-type="date">
            <text:p>03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先處理卡頓問題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再處理排名更新的數據bug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21" calcext:value-type="date">
            <text:p>03/2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的1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7的2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點擊鴿子產生資訊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視角調成relive類似的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22-03-22" calcext:value-type="date">
            <text:p>03/22/22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22-03-23" calcext:value-type="date">
            <text:p>03/23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視角方案規劃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22-03-24" calcext:value-type="date">
            <text:p>03/2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高度歷程背景改成透明的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加入速度歷程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2-03-29" calcext:value-type="date">
            <text:p>03/2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設計串接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排名算法</text:p>
          </table:table-cell>
          <table:table-cell office:value-type="string" calcext:value-type="string">
            <text:p>終點設計成各自的終點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地名，軌跡點，路徑線路等可以隨鼠標縮放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軌跡點和路徑線路的比例美化，線改為永久存留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I優化</text:p>
          </table:table-cell>
          <table:table-cell office:value-type="string" calcext:value-type="string">
            <text:p>找一下飛機模型，卡通的也可以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軌跡點</text:p>
          </table:table-cell>
          <table:table-cell office:value-type="string" calcext:value-type="string">
            <text:p>點擊後顯示所有信息，點擊另一個點後前一個點信息隱藏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測試排名的算法</text:p>
          </table:table-cell>
          <table:table-cell office:value-type="string" calcext:value-type="string">
            <text:p>之前有bug，需要追蹤一下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2-03-30" calcext:value-type="date">
            <text:p>03/3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軌跡點到了才顯示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路徑線</text:p>
          </table:table-cell>
          <table:table-cell office:value-type="string" calcext:value-type="string">
            <text:p>顏色作成透明的（目前無法縮放，能隱藏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鴿子，排名欄，進度條聯動</text:p>
          </table:table-cell>
          <table:table-cell table:style-name="ce11" office:value-type="string" calcext:value-type="string">
            <text:p><text:span text:style-name="T3">當前追蹤鴿子的排名欄是藍色的；鴿子有一個鎖定框；</text:span></text:p>
            <text:p><text:span text:style-name="T3">如果點擊鴿子的話，也會切換視角，也會高亮排名欄；</text:span></text:p>
            <text:p><text:span text:style-name="T3">排名欄和鴿子模型和進度條全部聯動起來；</text:span></text:p>
          </table:table-cell>
          <table:table-cell office:value-type="string" calcext:value-type="string">
            <text:p>基本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複習3月開發文檔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的剩餘功能</text:p>
          </table:table-cell>
          <table:table-cell table:style-name="ce12" office:value-type="string" calcext:value-type="string">
            <text:p><text:span text:style-name="T4">如何顯示選中框？</text:span>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22-03-31" calcext:value-type="date">
            <text:p>03/3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製作周報ppt</text:p>
          </table:table-cell>
          <table:table-cell/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為下周制定計劃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rabun" svg:font-family="Sarabun, 'Avenir Book'"/>
    <style:font-face style:name="Source Sans Pro" svg:font-family="'Source Sans Pro', 'Segoe U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08:58:27.201975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9:58:35.041930798</meta:creation-date>
    <meta:generator>LibreOffice/6.4.7.2$Linux_X86_64 LibreOffice_project/40$Build-2</meta:generator>
    <dc:date>2022-03-31T10:54:21.596220270</dc:date>
    <meta:editing-duration>P2DT14H20M19S</meta:editing-duration>
    <meta:editing-cycles>10</meta:editing-cycles>
    <meta:document-statistic meta:table-count="1" meta:cell-count="200" meta:object-count="0"/>
  </office:meta>
</office:document-meta>
</file>